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e768" officeooo:paragraph-rsid="000de768"/>
    </style:style>
    <style:style style:name="P2" style:family="paragraph" style:parent-style-name="Standard">
      <style:paragraph-properties fo:text-align="center" style:justify-single-word="false"/>
      <style:text-properties officeooo:rsid="000de768" officeooo:paragraph-rsid="000de768"/>
    </style:style>
    <style:style style:name="P3" style:family="paragraph" style:parent-style-name="Standard">
      <style:paragraph-properties fo:text-align="start" style:justify-single-word="false"/>
      <style:text-properties officeooo:rsid="000de768" officeooo:paragraph-rsid="000de768"/>
    </style:style>
    <style:style style:name="P4" style:family="paragraph">
      <loext:graphic-properties draw:fill="solid" draw:fill-color="#eeeeee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eeeeee"/>
      <style:paragraph-properties fo:text-align="center"/>
      <style:text-properties fo:font-size="12pt"/>
    </style:style>
    <style:style style:name="P7" style:family="paragraph">
      <loext:graphic-properties draw:fill="solid" draw:fill-color="#eeeeee"/>
      <style:paragraph-properties fo:text-align="center"/>
    </style:style>
    <style:style style:name="P8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12pt"/>
    </style:style>
    <style:style style:name="T2" style:family="text">
      <style:text-properties fo:font-size="8pt" style:font-size-asian="8pt" style:font-size-complex="8pt"/>
    </style: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draw:fill="solid" draw:fill-color="#eeeeee" draw:textarea-horizontal-align="justify" draw:textarea-vertical-align="middle" draw:auto-grow-height="false" fo:min-height="0.6252in" fo:min-width="1.0937in" style:run-through="foreground"/>
    </style:style>
    <style:style style:name="gr3" style:family="graphic">
      <style:graphic-properties draw:fill="solid" draw:fill-color="#eeeeee" draw:textarea-horizontal-align="justify" draw:textarea-vertical-align="middle" draw:auto-grow-height="false" fo:min-height="0.6256in" fo:min-width="0.8563in" style:run-through="foreground"/>
    </style:style>
    <style:style style:name="gr4" style:family="graphic">
      <style:graphic-properties draw:fill="solid" draw:fill-color="#eeeeee" draw:textarea-horizontal-align="justify" draw:textarea-vertical-align="middle" draw:auto-grow-height="false" fo:min-height="0.6252in" fo:min-width="0.8555in" style:run-through="foreground"/>
    </style:style>
    <style:style style:name="gr5" style:family="graphic">
      <style:graphic-properties draw:marker-end="Arrow" draw:marker-end-width="0.0693in" draw:textarea-horizontal-align="center" draw:textarea-vertical-align="middle" style:run-through="foreground"/>
    </style:style>
    <style:style style:name="gr6" style:family="graphic">
      <style:graphic-properties draw:fill="solid" draw:fill-color="#eeeeee" draw:textarea-horizontal-align="justify" draw:textarea-vertical-align="middle" draw:auto-grow-height="false" fo:min-height="0.6252in" fo:min-width="1.1535in" style:run-through="foreground"/>
    </style:style>
    <style:style style:name="gr7" style:family="graphic">
      <style:graphic-properties draw:fill="solid" draw:fill-color="#eeeeee" draw:textarea-horizontal-align="justify" draw:textarea-vertical-align="middle" draw:auto-grow-height="false" fo:min-height="2.1035in" fo:min-width="0.8555in" style:run-through="foreground"/>
    </style:style>
    <style:style style:name="gr8" style:family="graphic">
      <style:graphic-properties draw:fill="solid" draw:fill-color="#eeeeee" draw:textarea-horizontal-align="justify" draw:textarea-vertical-align="middle" draw:auto-grow-height="false" fo:min-height="0.8335in" fo:min-width="1.0516in" style:run-through="foreground"/>
    </style:style>
    <style:style style:name="gr9" style:family="graphic">
      <style:graphic-properties draw:stroke="none" svg:stroke-color="#000000" draw:fill="none" draw:fill-color="#ffffff" fo:min-height="0.1909in" style:run-through="foreground"/>
    </style:style>
    <style:style style:name="gr10" style:family="graphic">
      <style:graphic-properties draw:textarea-horizontal-align="center" draw:textarea-vertical-align="middle" style:run-through="foreground"/>
    </style:style>
    <style:style style:name="gr11" style:family="graphic">
      <style:graphic-properties svg:stroke-width="0.0201in" svg:stroke-color="#3465a4" draw:marker-start-width="0.2in" draw:marker-end="Arrow" draw:marker-end-width="0.1299in" draw:textarea-horizontal-align="center" draw:textarea-vertical-align="middle" fo:padding-top="0.0098in" fo:padding-bottom="0.0098in" fo:padding-left="0.0098in" fo:padding-right="0.0098in" style:run-through="foreground"/>
    </style:style>
    <style:style style:name="gr12" style:family="graphic">
      <style:graphic-properties svg:stroke-width="0.0201in" svg:stroke-color="#3465a4" draw:marker-start-width="0.2in" draw:marker-end="Arrow" draw:marker-end-width="0.1299in" draw:textarea-horizontal-align="center" draw:textarea-vertical-align="middle" fo:padding-top="0.0098in" fo:padding-bottom="0.0098in" fo:padding-left="0.0098in" fo:padding-right="0.0098i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<draw:g text:anchor-type="paragraph" draw:z-index="0" draw:style-name="gr1"><draw:custom-shape draw:name="Shape1" draw:style-name="gr2" draw:text-style-name="P4" svg:width="1.0941in" svg:height="0.6252in" svg:x="0.6772in" svg:y="0.7075in"><text:p><text:s text:c="2"/>CIS controller</text:p><draw:enhanced-geometry svg:viewBox="0 0 21600 21600" draw:type="rectangle" draw:enhanced-path="M 0 0 L 21600 0 21600 21600 0 21600 0 0 Z N"/></draw:custom-shape><draw:custom-shape draw:name="Shape1" draw:style-name="gr3" draw:text-style-name="P6" svg:width="0.8567in" svg:height="0.626in" svg:x="3.5146in" svg:y="3.3681in"><text:p text:style-name="P5"><text:span text:style-name="T1"><text:s/></text:span><text:span text:style-name="T1">DMA 2</text:span></text:p><draw:enhanced-geometry svg:viewBox="0 0 21600 21600" draw:type="rectangle" draw:enhanced-path="M 0 0 L 21600 0 21600 21600 0 21600 0 0 Z N"/></draw:custom-shape><draw:custom-shape draw:name="Shape1" draw:style-name="gr4" draw:text-style-name="P7" svg:width="0.8559in" svg:height="0.6252in" svg:x="3.5217in" svg:y="1.9in"><text:p text:style-name="P5"><text:s/>DMA 0</text:p><draw:enhanced-geometry svg:viewBox="0 0 21600 21600" draw:type="rectangle" draw:enhanced-path="M 0 0 L 21600 0 21600 21600 0 21600 0 0 Z N"/></draw:custom-shape><draw:custom-shape draw:name="Shape1" draw:style-name="gr4" draw:text-style-name="P7" svg:width="0.8559in" svg:height="0.6252in" svg:x="3.5217in" svg:y="2.6437in"><text:p text:style-name="P5"><text:s/>DMA 1</text:p><draw:enhanced-geometry svg:viewBox="0 0 21600 21600" draw:type="rectangle" draw:enhanced-path="M 0 0 L 21600 0 21600 21600 0 21600 0 0 Z N"/></draw:custom-shape><draw:line draw:name="Shape2" draw:style-name="gr5" draw:text-style-name="P5" svg:x1="4.3768in" svg:y1="2.2272in" svg:x2="4.6567in" svg:y2="2.2272in"><text:p/></draw:line><draw:line draw:name="Shape2" draw:style-name="gr5" draw:text-style-name="P5" svg:x1="4.3768in" svg:y1="2.9661in" svg:x2="4.6567in" svg:y2="2.9661in"><text:p/></draw:line><draw:line draw:name="Shape2" draw:style-name="gr5" draw:text-style-name="P5" svg:x1="4.3709in" svg:y1="3.6429in" svg:x2="4.6508in" svg:y2="3.6429in"><text:p/></draw:line><draw:line draw:name="Shape2" draw:style-name="gr5" draw:text-style-name="P5" svg:x1="3.2394in" svg:y1="2.2272in" svg:x2="3.5193in" svg:y2="2.2272in"><text:p/></draw:line><draw:line draw:name="Shape2" draw:style-name="gr5" draw:text-style-name="P5" svg:x1="3.2417in" svg:y1="2.9748in" svg:x2="3.5217in" svg:y2="2.9748in"><text:p/></draw:line><draw:line draw:name="Shape2" draw:style-name="gr5" draw:text-style-name="P5" svg:x1="3.2319in" svg:y1="3.6591in" svg:x2="3.5118in" svg:y2="3.6591in"><text:p/></draw:line><draw:custom-shape draw:name="Shape1" draw:style-name="gr6" draw:text-style-name="P4" svg:width="1.1539in" svg:height="0.6252in" svg:x="2.0862in" svg:y="1.9071in"><text:p><text:s/>ADC wrapper 0</text:p><draw:enhanced-geometry svg:viewBox="0 0 21600 21600" draw:type="rectangle" draw:enhanced-path="M 0 0 L 21600 0 21600 21600 0 21600 0 0 Z N"/></draw:custom-shape><draw:custom-shape draw:name="Shape1" draw:style-name="gr6" draw:text-style-name="P4" svg:width="1.1539in" svg:height="0.6252in" svg:x="2.0791in" svg:y="2.6437in"><text:p><text:s/>ADC wrapper 1</text:p><draw:enhanced-geometry svg:viewBox="0 0 21600 21600" draw:type="rectangle" draw:enhanced-path="M 0 0 L 21600 0 21600 21600 0 21600 0 0 Z N"/></draw:custom-shape><draw:custom-shape draw:name="Shape1" draw:style-name="gr6" draw:text-style-name="P4" svg:width="1.1539in" svg:height="0.6252in" svg:x="2.0783in" svg:y="3.3728in"><text:p><text:s/>ADC wrapper 2</text:p><draw:enhanced-geometry svg:viewBox="0 0 21600 21600" draw:type="rectangle" draw:enhanced-path="M 0 0 L 21600 0 21600 21600 0 21600 0 0 Z N"/></draw:custom-shape><draw:custom-shape draw:name="Shape1" draw:style-name="gr7" draw:text-style-name="P7" svg:width="0.8559in" svg:height="2.1039in" svg:x="4.65in" svg:y="1.9in"><text:p text:style-name="P5">MUX</text:p><draw:enhanced-geometry svg:viewBox="0 0 21600 21600" draw:type="rectangle" draw:enhanced-path="M 0 0 L 21600 0 21600 21600 0 21600 0 0 Z N"/></draw:custom-shape><draw:custom-shape draw:name="Shape1" draw:style-name="gr8" draw:text-style-name="P6" svg:width="1.0516in" svg:height="0.8335in" svg:x="5.7965in" svg:y="2.5598in"><text:p text:style-name="P5"><text:span text:style-name="T1">HPS-</text:span><text:span text:style-name="T1">SDRAM</text:span></text:p><draw:enhanced-geometry svg:viewBox="0 0 21600 21600" draw:type="rectangle" draw:enhanced-path="M 0 0 L 21600 0 21600 21600 0 21600 0 0 Z N"/></draw:custom-shape><draw:line draw:name="Shape2" draw:style-name="gr5" draw:text-style-name="P5" svg:x1="5.5055in" svg:y1="2.9709in" svg:x2="5.7854in" svg:y2="2.9709in"><text:p/></draw:line><draw:line draw:name="Shape2" draw:style-name="gr5" draw:text-style-name="P5" svg:x1="1.7709in" svg:y1="0.8433in" svg:x2="2.5937in" svg:y2="0.8433in"><text:p/></draw:line><draw:frame draw:name="Shape3" draw:style-name="gr9" draw:text-style-name="P8" svg:width="0.648in" svg:height="0.1913in" svg:x="2.5591in" svg:y="0.7043in"><draw:text-box><text:p><text:span text:style-name="T2">LEDs, SI</text:span></text:p></draw:text-box></draw:frame><draw:line draw:name="Shape4" draw:style-name="gr10" draw:text-style-name="P5" svg:x1="1.576in" svg:y1="1.3327in" svg:x2="1.5724in" svg:y2="3.4079in"><text:p/></draw:line><draw:line draw:name="Shape2" draw:style-name="gr5" draw:text-style-name="P5" svg:x1="1.5799in" svg:y1="1.9539in" svg:x2="2.0862in" svg:y2="1.9492in"><text:p/></draw:line><draw:line draw:name="Shape2" draw:style-name="gr5" draw:text-style-name="P5" svg:x1="1.5728in" svg:y1="2.7004in" svg:x2="2.0791in" svg:y2="2.6957in"><text:p/></draw:line><draw:line draw:name="Shape2" draw:style-name="gr5" draw:text-style-name="P5" svg:x1="1.5724in" svg:y1="3.4122in" svg:x2="2.0787in" svg:y2="3.4075in"><text:p/></draw:line><draw:line draw:name="Shape2" draw:style-name="gr11" draw:text-style-name="P5" svg:x1="0.7709in" svg:y1="2.2437in" svg:x2="2.0862in" svg:y2="2.2256in"><text:p text:style-name="P5"/></draw:line><draw:line draw:name="Shape2" draw:style-name="gr12" draw:text-style-name="P5" svg:x1="0.7638in" svg:y1="2.961in" svg:x2="2.0791in" svg:y2="2.9429in"><text:p/></draw:line><draw:line draw:name="Shape2" draw:style-name="gr12" draw:text-style-name="P5" svg:x1="0.7634in" svg:y1="3.7075in" svg:x2="2.0787in" svg:y2="3.6894in"><text:p/></draw:line><draw:frame draw:name="Shape3" draw:style-name="gr9" draw:text-style-name="P8" svg:width="0.648in" svg:height="0.1913in" svg:x="0.7646in" svg:y="2.0929in"><draw:text-box><text:p><text:span text:style-name="T2">Data CIS 0</text:span></text:p></draw:text-box></draw:frame><draw:frame draw:name="Shape3" draw:style-name="gr9" draw:text-style-name="P8" svg:width="0.648in" svg:height="0.1913in" svg:x="0.7646in" svg:y="2.8047in"><draw:text-box><text:p><text:span text:style-name="T2">Data CIS 1</text:span></text:p></draw:text-box></draw:frame><draw:frame draw:name="Shape3" draw:style-name="gr9" draw:text-style-name="P8" svg:width="0.648in" svg:height="0.1913in" svg:x="0.7646in" svg:y="3.5575in"><draw:text-box><text:p><text:span text:style-name="T2">Data CIS 2</text:span></text:p></draw:text-box></draw:frame><draw:frame draw:name="Shape3" draw:style-name="gr9" draw:text-style-name="P8" svg:width="0.648in" svg:height="0.1913in" svg:x="0.928in" svg:y="1.5492in"><draw:text-box><text:p><text:span text:style-name="T2">Sync control</text:span></text:p></draw:text-box></draw:frame><draw:custom-shape draw:name="Shape1" draw:style-name="gr2" draw:text-style-name="P4" svg:width="1.0941in" svg:height="0.6252in" svg:x="0.6709in" svg:y="-0.3472in"><text:p><text:s/><text:s/>ENCODER </text:p><text:p><text:s/><text:s/><text:s/><text:s/>controller</text:p><draw:enhanced-geometry svg:viewBox="0 0 21600 21600" draw:type="rectangle" draw:enhanced-path="M 0 0 L 21600 0 21600 21600 0 21600 0 0 Z N"/></draw:custom-shape><draw:line draw:name="Shape5" draw:style-name="gr5" draw:text-style-name="P5" svg:x1="1.1937in" svg:y1="0.278in" svg:x2="1.1819in" svg:y2="0.7079in"><text:p/></draw:line><draw:frame draw:name="Shape3" draw:style-name="gr9" draw:text-style-name="P8" svg:width="0.648in" svg:height="0.1913in" svg:x="0.8181in" svg:y="0.3394in"><draw:text-box><text:p><text:span text:style-name="T2">Pulses</text:span></text:p></draw:text-box></draw:frame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Функциональная схема прошивки ПЛИС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4T17:27:48.656816651</meta:creation-date>
    <dc:date>2019-12-28T12:21:09.909389300</dc:date>
    <meta:editing-duration>PT16M38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1" meta:word-count="4" meta:character-count="34" meta:non-whitespace-character-count="31"/>
  </office:meta>
</office:document-meta>
</file>